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5cd0" officeooo:paragraph-rsid="00105cd0"/>
    </style:style>
    <style:style style:name="P2" style:family="paragraph" style:parent-style-name="Standard">
      <style:paragraph-properties fo:text-align="center" style:justify-single-word="false"/>
      <style:text-properties fo:font-size="13pt" fo:font-weight="bold" officeooo:rsid="00105cd0" officeooo:paragraph-rsid="00105cd0" style:font-size-asian="13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text:p>
      <text:p text:style-name="P2"/>
      <text:p text:style-name="P1">Within the context of the "Free Software Engineering" lesson, M2 SILI students had to create a compiler for the EZ language. They split up into several groups in order to achieve this project : The organisation group, whose goal was to set up the global organisation of the project, manage the communication between the other groups, choose the technologies to use, check the equal distribution of the tasks between the member and install a continuous integration tool. The architecture group, which realised the makefile and worked on the compiler options, the deployment and the syntax highlighting The language group, whose members created all the specifications of the EZ langage for the compilation group to work on The compilation group, whose developpers created the compiler based on the specifications they received from the langage group The communication group, which created a website in order to present the EZ language and published tutorials and documentation (based on the language specifications) in French and in English. The purpose of creating both the EZ langage and its compiler was to conceive a procedural and formal language close to the C++ langage, but easier to use and which would facilitate development for begin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0:56:22.502719159</meta:creation-date>
    <dc:date>2017-02-02T10:57:11.987243373</dc:date>
    <meta:editing-duration>PT50S</meta:editing-duration>
    <meta:editing-cycles>1</meta:editing-cycles>
    <meta:generator>LibreOffice/5.1.4.2$Linux_X86_64 LibreOffice_project/10m0$Build-2</meta:generator>
    <meta:document-statistic meta:table-count="0" meta:image-count="0" meta:object-count="0" meta:page-count="1" meta:paragraph-count="2" meta:word-count="200" meta:character-count="1254" meta:non-whitespace-character-count="1056"/>
  </office:meta>
</office:document-meta>
</file>